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a2" style:family="table">
      <style:table-properties style:width="17.903cm" table:align="margins" style:writing-mode="lr-tb"/>
    </style:style>
    <style:style style:name="Tabla2.A" style:family="table-column">
      <style:table-column-properties style:column-width="17.903cm" style:rel-column-width="65535*"/>
    </style:style>
    <style:style style:name="Tabla2.1" style:family="table-row">
      <style:table-row-properties style:min-row-height="3.11cm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22428" officeooo:paragraph-rsid="00022428"/>
    </style:style>
    <style:style style:name="P9" style:family="paragraph" style:parent-style-name="Table_20_Contents">
      <style:paragraph-properties fo:margin-top="0cm" fo:margin-bottom="0cm" loext:contextual-spacing="false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22428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6. <text:s/><text:span text:style-name="T3">Control de archivos y archivos proyectados en memoria</text:span>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/><text:span text:style-name="T4">80</text:span> minutos.</text:p>
      <text:p text:style-name="Standard">1. He resuelto todas las dudas que tenía antes de iniciar la sesión de prácticas: <text:span text:style-name="T4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/>
          </table:table-cell>
        </table:table-row>
      </table:table>
      <text:p text:style-name="P5"/>
      <text:p text:style-name="P5">Mi solución a la <text:span text:style-name="T2">ejercicio 5</text:span> ha sido: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6. Construcción de un spool de impresión</text:span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2-23T17:00:22.597424149</dc:date>
    <meta:print-date>2011-10-06T10:39:21</meta:print-date>
    <meta:editing-cycles>190</meta:editing-cycles>
    <meta:editing-duration>PT22H5M41S</meta:editing-duration>
    <meta:document-statistic meta:table-count="9" meta:image-count="1" meta:object-count="0" meta:page-count="2" meta:paragraph-count="16" meta:word-count="152" meta:character-count="892" meta:non-whitespace-character-count="742"/>
    <meta:user-defined meta:name="Información 1"/>
    <meta:user-defined meta:name="Información 2"/>
    <meta:user-defined meta:name="Información 3"/>
    <meta:user-defined meta:name="Información 4"/>
  </office:meta>
</office:document-meta>
</file>